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2.test_creat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int id , @ JSONField ( name = "name" ) String name , @ JSONField ( name = "obj" )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2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